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fo:padding-left="0.141cm" fo:padding-right="0.141cm" fo:padding-top="0.035cm" fo:padding-bottom="0.035cm" fo:border="0.51pt solid #000000" style:shadow="none"/>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0.635cm" style:auto-text-indent="false"/>
    </style:style>
    <style:style style:name="P10"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font-size-complex="16pt"/>
    </style:style>
    <style:style style:name="T2" style:family="text">
      <style:text-properties fo:font-size="28pt" style:font-size-asian="28pt" style:font-size-complex="28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Cahier des charges pour le développement d’un site internet</text:span></text:p>
      <text:p text:style-name="P2"/>
      <text:p text:style-name="P2"/>
      <text:p text:style-name="P3"/>
      <text:p text:style-name="P3"/>
      <text:p text:style-name="P2"/>
      <text:p text:style-name="P2"/>
      <text:p text:style-name="P2"/>
      <text:p text:style-name="P7"><text:span text:style-name="T2">Gîte des Mottes Gachins</text:span></text:p>
      <text:p text:style-name="Standard"/>
      <text:p text:style-name="P8"><text:span text:style-name="T3">Contexte :</text:span></text:p>
      <text:p text:style-name="Standard"/>
      <text:p text:style-name="Standard">Le gîte des Mottes Gachins est situé au sein du pays royannais, à 1,5 km de Talmont sur Gironde (un des plus beaux villages de France), en Charente Maritime, sur le territoire communal de Barzan ( 17120).</text:p>
      <text:p text:style-name="Standard"/>
      <text:p text:style-name="Standard">Proche l’estuaire de la gironde, il attire chaque année un public estival attiré par les nombreux sites touristiques à proximité :</text:p>
      <text:p text:style-name="Standard"/>
      <text:list xml:id="list1890192866" text:style-name="WWNum1">
        <text:list-item>
          <text:p text:style-name="P1">Talmont sur Gironde</text:p>
        </text:list-item>
        <text:list-item>
          <text:p text:style-name="P1">Meschers et les grottes troglodytes</text:p>
        </text:list-item>
        <text:list-item>
          <text:p text:style-name="P1">Royan</text:p>
        </text:list-item>
        <text:list-item>
          <text:p text:style-name="P1">Les plages</text:p>
        </text:list-item>
        <text:list-item>
          <text:p text:style-name="P1">Phare de Cordouan ( patrimoine Unesco) et divers phares du littoral ( La Coubre, …)</text:p>
        </text:list-item>
        <text:list-item>
          <text:p text:style-name="P1">Cité de l’huitre ( Marennes)</text:p>
        </text:list-item>
        <text:list-item>
          <text:p text:style-name="P1">Zoo de la Palmyre</text:p>
        </text:list-item>
        <text:list-item>
          <text:p text:style-name="P1">Train des Mouettes</text:p>
        </text:list-item>
        <text:list-item>
          <text:p text:style-name="P1">Ile d’ Oléron</text:p>
        </text:list-item>
        <text:list-item>
          <text:p text:style-name="P1">La Rochelle ( à 1h15)</text:p>
        </text:list-item>
        <text:list-item>
          <text:p text:style-name="P1">Bordeaux ( à 1h15)</text:p>
        </text:list-item>
      </text:list>
      <text:p text:style-name="Standard"/>
      <text:p text:style-name="Standard"><text:span text:style-name="T3">Historique :</text:span></text:p>
      <text:p text:style-name="Standard"/>
      <text:p text:style-name="Standard">Le gîte des Mottes Gachins est en activité depuis 2017. Dans une maison charentaise entièrement rénovée avec des matériaux écologiques. Adhérent de la plateforme de Gîte de France Atlantique ( 3 épis), il est également référencé en tant que Meublé de tourisme ( 2 étoiles).</text:p>
      <text:p text:style-name="Standard"/>
      <text:p text:style-name="Standard">En 2021, il a été racheté et son exploitation continue avec les nouveaux propriétaires.</text:p>
      <text:p text:style-name="Standard"/>
      <text:p text:style-name="Standard">A ce jour, un seul gîte ( capacité de 5 personnes) est en activité.</text:p>
      <text:p text:style-name="Standard"/>
      <text:p text:style-name="Standard"><text:span text:style-name="T3">Perspective :</text:span></text:p>
      <text:p text:style-name="Standard"/>
      <text:p text:style-name="Standard">Bien que adhérent Gîte de France qui s’occupe de la gestion des réservation, l’objectif à moyen et long terme est de mettre en place une plateforme internet qui permette d’une part la gestion commerciale du gîte ( réservations, encaissements, …) mais aussi la communication au travers des réseaux sociaux, de lettres d’informations, de campagnes de promotion, ….</text:p>
      <text:p text:style-name="Standard">Ceci afin de développer un réseau clientèle indépendant de Gîte de France.</text:p>
      <text:p text:style-name="Standard"/>
      <text:p text:style-name="Standard">On peut prévoir qu’à terme <text:span text:style-name="T4">plusieurs gîtes soient en exploitation.</text:span></text:p>
      <text:p text:style-name="P4"/>
      <text:p text:style-name="P4"/>
      <text:p text:style-name="Standard"><text:span text:style-name="T3">Identités des clients :</text:span></text:p>
      <text:p text:style-name="Standard"/>
      <text:p text:style-name="Standard"><text:soft-page-break/>Francis Rougemont, ancien directeur de l’école nationale de cirque de Toulouse – le Lido, il est aujourd’hui à la retraite. </text:p>
      <text:p text:style-name="Standard"/>
      <text:p text:style-name="Standard">Paola Rougemont : professeur de yoga.</text:p>
      <text:p text:style-name="Standard"/>
      <text:p text:style-name="Standard"/>
      <text:p text:style-name="Standard"/>
      <text:p text:style-name="Standard"><text:span text:style-name="T3">Partie fonctionnelle du site</text:span></text:p>
      <text:p text:style-name="P5"/>
      <text:p text:style-name="Standard"><text:span text:style-name="T4">Les pages : </text:span></text:p>
      <text:list xml:id="list122452000014244" text:continue-numbering="true" text:style-name="WWNum1">
        <text:list-item>
          <text:p text:style-name="P1">Accueil avec description générale de la situation du Gîte avec affichage de promotions en cours</text:p>
        </text:list-item>
        <text:list-item>
          <text:p text:style-name="P1">Descriptif : photos, visite virtuelle et textes décrivant le gîte avec mise en avant des particularités <text:s/>thématiques :</text:p>
          <text:list>
            <text:list-item>
              <text:p text:style-name="P1">Enfants ( salle de jeux intérieure et aire de jeux extérieure)</text:p>
            </text:list-item>
            <text:list-item>
              <text:p text:style-name="P1">Ecologie/Développement durable ( Matérizux, tri des déchets, attitude écoresponsable)</text:p>
            </text:list-item>
            <text:list-item>
              <text:p text:style-name="P1">Touristique ( tous les sites à 1h maximum)</text:p>
            </text:list-item>
          </text:list>
        </text:list-item>
        <text:list-item>
          <text:p text:style-name="P1">Activités aux alentours ( descriptifs et liens vers des sites ou lieux de proximité = restaurants, cinemas, plages, ….</text:p>
        </text:list-item>
        <text:list-item>
          <text:p text:style-name="P1">Page de réservation</text:p>
        </text:list-item>
        <text:list-item>
          <text:p text:style-name="P1">Page tarifs</text:p>
        </text:list-item>
        <text:list-item>
          <text:p text:style-name="P1">Page infos pratique</text:p>
        </text:list-item>
        <text:list-item>
          <text:p text:style-name="P1">Page Galerie</text:p>
        </text:list-item>
        <text:list-item>
          <text:p text:style-name="P1">Page paiement</text:p>
        </text:list-item>
      </text:list>
      <text:p text:style-name="Standard"/>
      <text:p text:style-name="Standard"><text:span text:style-name="T4">Les Besoins client :<text:tab/></text:span></text:p>
      <text:p text:style-name="P4"/>
      <text:p text:style-name="P9"><text:span text:style-name="T5">La réservation</text:span></text:p>
      <text:p text:style-name="P4"/>
      <text:list xml:id="list122452528165245" text:continue-numbering="true" text:style-name="WWNum1">
        <text:list-item>
          <text:p text:style-name="P1">Je dois pouvoir à chaque page accéder facilement à la réservation.</text:p>
        </text:list-item>
        <text:list-item>
          <text:p text:style-name="P1">Quand le client est sur la page réservation, le calendrier doit être synchronisé avec la plateforme Gïte de France.</text:p>
        </text:list-item>
        <text:list-item>
          <text:p text:style-name="P1">Une fois la période choisie, le client doit répondre à un formulaire de base : Nom, prénom, nombre adultes ( + 18 ans), nombre enfants ( -18 ans) et agés des enfants, présence d’animaux domestiques ( chien ou chat) et nombre.</text:p>
        </text:list-item>
        <text:list-item>
          <text:p text:style-name="P1">Le prix du séjour et de la taxe de séjour s’affiche automatiquement. </text:p>
        </text:list-item>
        <text:list-item>
          <text:p text:style-name="P1">Le client peut choisir des options supplémentaires : forfait ménage, forfait chauffage, location de serviettes, …</text:p>
        </text:list-item>
        <text:list-item>
          <text:p text:style-name="P1">Le prix des options se rajoutent au prix séjour</text:p>
        </text:list-item>
        <text:list-item>
          <text:p text:style-name="P1">Saisie d’un Captcha</text:p>
        </text:list-item>
        <text:list-item>
          <text:p text:style-name="P1">Envoi de la demande aux propriétaires.</text:p>
        </text:list-item>
      </text:list>
      <text:p text:style-name="Standard"/>
      <text:p text:style-name="Standard">Ceci ne doit pas constituer une réservation mais une option de réservation ( code couleur spécifique )</text:p>
      <text:p text:style-name="Standard"/>
      <text:p text:style-name="Standard"><text:soft-page-break/>L’envoi de la demande se fait par un mail reprenant toutes les données de la réservation : dates et personnes.</text:p>
      <text:p text:style-name="Standard"/>
      <text:p text:style-name="Standard">Les propriétaires étudient la demande et envoient par mail une confirmation ou une annulation.</text:p>
      <text:p text:style-name="Standard"/>
      <text:p text:style-name="Standard">Ils ont accès dans le même temps au calendrier annuel des réservations et modifient le statut de la réservation : </text:p>
      <text:list xml:id="list122451122995712" text:continue-numbering="true" text:style-name="WWNum1">
        <text:list-item>
          <text:list>
            <text:list-item>
              <text:p text:style-name="P1">confirmation = changement code couleur</text:p>
            </text:list-item>
            <text:list-item>
              <text:p text:style-name="P1">Annulation = retour au statut de départ ( location possible)</text:p>
            </text:list-item>
          </text:list>
        </text:list-item>
      </text:list>
      <text:p text:style-name="Standard">La confirmation par mail génére l’envoi d’un contrat qui doit comporter les éléments constitutifs du séjour ainsi que le prix du séjour, les prix des options, la taxe de séjour, le montant total du séjour ainsi que l’acompte demandé ( 25 %) et la date limite de paiement de l’acompte, accompagné d’un descriptif du gîte et des conditions générales de vente ( Doits et obligations).</text:p>
      <text:p text:style-name="Standard"/>
      <text:p text:style-name="Standard"/>
      <text:p text:style-name="Standard"><text:span text:style-name="T5"><text:tab/>Le paiement</text:span></text:p>
      <text:p text:style-name="P6"/>
      <text:p text:style-name="Standard">Le client doit pouvoir soit payer en ligne ( carte bleue), soit par virement.</text:p>
      <text:p text:style-name="Standard">L’acompte d’un séjour est dû à réception de la confirmation du séjour par les propriétaires.</text:p>
      <text:p text:style-name="Standard"/>
      <text:p text:style-name="Standard">Le délai de paiement est de 72h après confirmation, faute de quoi l’option de réservation s’annule et reveint au stade initial de location libre ( changement de couleur dans le planning).</text:p>
      <text:p text:style-name="Standard"/>
      <text:p text:style-name="Standard">A réception de l’acompte, la réservation passe au statut de réservation ferme.</text:p>
      <text:p text:style-name="Standard"/>
      <text:p text:style-name="Standard">La page paiement ne doit être accessible qu’après confirmation du séjour avec l’envoi du contrat.</text:p>
      <text:p text:style-name="Standard"/>
      <text:p text:style-name="Standard"><text:span text:style-name="T5"><text:tab/>L’annulation d’un séjour</text:span></text:p>
      <text:p text:style-name="P6"/>
      <text:p text:style-name="Standard">L’annulation d’un séjour doit se faire par mail et le séjour ne doit être considéré annuler qu’après la validation des propriétaires.</text:p>
      <text:p text:style-name="Standard">Les conditions d’annulation doivent au préalable été mentionnées dans les conditions générales de vente.</text:p>
      <text:p text:style-name="Standard">L’annulation génère un remboursement partiel ou total en fonctions des critères définis dans les conditions d’annulation.</text:p>
      <text:p text:style-name="Standard"/>
      <text:p text:style-name="Standard"/>
      <text:p text:style-name="Standard"><text:span text:style-name="T5"><text:tab/>La Modification d’un séjour</text:span></text:p>
      <text:p text:style-name="P6"/>
      <text:p text:style-name="Standard">Le client peut à tout moment modifier un séjour si les dates choisies sont disponibles.</text:p>
      <text:p text:style-name="Standard">La demande se fait par mail avec mention des modifications de dates.</text:p>
      <text:p text:style-name="Standard">Les conditions tarifaires doivent se calculer si la durée du séjour est plus long. Aucun remboursement par contre si le séjour est plus court.</text:p>
      <text:p text:style-name="Standard"><text:soft-page-break/></text:p>
      <text:p text:style-name="Standard"/>
      <text:p text:style-name="Standard"><text:span text:style-name="T5"><text:tab/>L’état descriptif du Lieu</text:span></text:p>
      <text:p text:style-name="P6"/>
      <text:p text:style-name="Standard">Le programme de réservation devra générer un état des lieux portant signatures client et propriétaire.</text:p>
      <text:p text:style-name="Standard"/>
      <text:p text:style-name="Standard"><text:span text:style-name="T5"><text:tab/>Inventaire</text:span></text:p>
      <text:p text:style-name="Standard"/>
      <text:p text:style-name="Standard">Idem, un inventaire sera edité</text:p>
      <text:p text:style-name="Standard"/>
      <text:p text:style-name="Standard"/>
      <text:p text:style-name="Standard"><text:span text:style-name="T4">Les besoins des gestionnaires</text:span></text:p>
      <text:p text:style-name="P4"/>
      <text:p text:style-name="P4"/>
      <text:p text:style-name="Standard"><text:span text:style-name="T4"><text:tab/></text:span><text:span text:style-name="T5">Le planning des réservations</text:span></text:p>
      <text:p text:style-name="P6"/>
      <text:p text:style-name="Standard">Ils doivent pouvoir accéder facilement au planning et connaître les dates réservées optionnelles, confirmées et définitives et pouvoir les modifier selon les besoins</text:p>
      <text:p text:style-name="Standard"/>
      <text:p text:style-name="Standard">Il faut que les dates de début de séjour et fin de séjour de chaque réservations soient identifiables ( caractère spécial ?)</text:p>
      <text:p text:style-name="Standard"/>
      <text:p text:style-name="Standard">Quand on clique sur une date séjour, elle doit afficher le contrat correspondant </text:p>
      <text:p text:style-name="Standard"/>
      <text:p text:style-name="Standard"><text:tab/><text:span text:style-name="T5">Les finances</text:span></text:p>
      <text:p text:style-name="P6"/>
      <text:p text:style-name="Standard">Les propriétaires doivent pouvoir suivre les évolutions financières : le prix de chaque séjour ainsi que le montant total des recettes, le montant total de la taxe de séjour, le montant fiscal, …</text:p>
      <text:p text:style-name="Standard"/>
      <text:p text:style-name="Standard"><text:span text:style-name="T5"><text:tab/>Les statistiques</text:span></text:p>
      <text:p text:style-name="P6"/>
      <text:p text:style-name="Standard">Les données statiques : nombre de visiteurs, les pages vues, le nombre de clics, ….</text:p>
      <text:p text:style-name="Standard"/>
      <text:p text:style-name="Standard"/>
      <text:p text:style-name="Standard"><text:span text:style-name="T5"><text:tab/>Les tarifs</text:span></text:p>
      <text:p text:style-name="P6"/>
      <text:p text:style-name="Standard">Chaque période annuelle ( saison, intersaison, basse saison, vacances, ….) doit générer un tarif différent pour les périodes références ( wee end, semaine, nuit supplémentaire, …)</text:p>
      <text:p text:style-name="Standard"/>
      <text:p text:style-name="Standard">Il faut pouvoir aussi décider de tarifs « promotions » ( -5%, -10%, -15%) et que ceux-ci se répercutent automatiquement lors de réservations</text:p>
      <text:p text:style-name="Standard"/>
      <text:p text:style-name="Standard">Ces promotions doivent s’afficher sur la page d’accueil du site.</text:p>
      <text:p text:style-name="Standard"/>
      <text:p text:style-name="Standard"><text:span text:style-name="T5"><text:tab/>Mails</text:span></text:p>
      <text:p text:style-name="Standard"><text:soft-page-break/>Possibilité d’interroger la base de données client pour écrire des mails d’informations, de promotions, etc.</text:p>
      <text:p text:style-name="Standard"/>
      <text:p text:style-name="Standard"/>
      <text:p text:style-name="Standard"><text:span text:style-name="T5"><text:tab/>Les réseaux sociaux et référencement internet</text:span></text:p>
      <text:p text:style-name="P6"/>
      <text:p text:style-name="Standard">Le gîte doit être présent sur les réseaux sociaux. Aux propriétaires pour l’instant de s’occuper de l’animation des réseaux. </text:p>
      <text:p text:style-name="Standard"/>
      <text:p text:style-name="Standard"/>
      <text:p text:style-name="Standard"/>
      <text:p text:style-name="Standard">A définir : Charte graphique commune au site et aux réseaux sociaux.</text:p>
      <text:p text:style-name="Standard"/>
      <text:p text:style-name="Standard"><text:span text:style-name="T4">Prévoir la possibilité que toutes ces actions puissent concerner plusieurs gîtes tant pour le client que pour le suivi de la gestion. </text:span></text:p>
      <text:p text:style-name="Standard"><text:tab/></text:p>
      <text:p text:style-name="Standard"/>
      <text:p text:style-name="P4"/>
      <text:p text:style-name="List_20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rosoft Office User</meta:initial-creator>
    <dc:creator>Microsoft Office User</dc:creator>
    <meta:editing-cycles>3</meta:editing-cycles>
    <meta:creation-date>2022-05-12T09:03:00</meta:creation-date>
    <dc:date>2022-05-12T10:14:00</dc:date>
    <meta:editing-duration>PT1H10M</meta:editing-duration>
    <meta:generator>LibreOffice/7.0.1.2$Windows_X86_64 LibreOffice_project/7cbcfc562f6eb6708b5ff7d7397325de9e764452</meta:generator>
    <meta:document-statistic meta:table-count="0" meta:image-count="0" meta:object-count="0" meta:page-count="9" meta:paragraph-count="95" meta:word-count="1190" meta:character-count="7161" meta:non-whitespace-character-count="60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